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2" style:parent-style-name="Standard" style:family="paragraph">
      <style:paragraph-properties fo:text-align="center" fo:margin-bottom="0.0833in" fo:text-indent="0.2916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justify"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justify" fo:background-color="#FFFFFF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 fo:background-color="#FFFFFF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justify" fo:background-color="#FFFFFF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justify" fo:background-color="#FFFFFF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6" style:parent-style-name="Standard" style:family="paragraph">
      <style:paragraph-properties fo:text-align="justify" fo:background-color="#FFFFFF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text-align="justify" fo:background-color="#FFFFFF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justify" fo:background-color="#FFFFFF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2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8" style:parent-style-name="Standard" style:family="paragraph">
      <style:paragraph-properties fo:text-align="justify" fo:background-color="#FFFFFF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0" style:parent-style-name="Обычный" style:family="paragraph">
      <style:paragraph-properties fo:text-align="justify" style:vertical-align="auto" fo:line-height="100%"/>
      <style:text-properties fo:hyphenate="true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4" style:parent-style-name="Обычный" style:family="paragraph">
      <style:paragraph-properties fo:text-align="justify" style:vertical-align="auto" fo:line-height="100%"/>
      <style:text-properties fo:hyphenate="true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3" style:parent-style-name="Обычный" style:family="paragraph">
      <style:paragraph-properties fo:text-align="justify" style:vertical-align="auto" fo:line-height="100%"/>
      <style:text-properties fo:hyphenate="true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widows="2" fo:orphans="2" style:vertical-align="auto" fo:line-height="100%">
        <style:tab-stops>
          <style:tab-stop style:type="left" style:position="-2.0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fo:widows="2" fo:orphans="2" style:vertical-align="auto" fo:line-height="100%">
        <style:tab-stops>
          <style:tab-stop style:type="left" style:position="-4.5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fo:widows="2" fo:orphans="2" style:vertical-align="auto" fo:line-height="100%">
        <style:tab-stops>
          <style:tab-stop style:type="left" style:position="-4.5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fo:widows="2" fo:orphans="2" style:vertical-align="auto" fo:line-height="100%">
        <style:tab-stops>
          <style:tab-stop style:type="left" style:position="-4.5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widows="2" fo:orphans="2" style:vertical-align="auto" fo:line-height="100%">
        <style:tab-stops>
          <style:tab-stop style:type="left" style:position="-4.589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widows="2" fo:orphans="2" style:vertical-align="auto" fo:line-height="100%">
        <style:tab-stops>
          <style:tab-stop style:type="left" style:position="-2.0895in"/>
        </style:tab-stops>
      </style:paragraph-properties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1" style:parent-style-name="Standard" style:family="paragraph">
      <style:paragraph-properties fo:widows="2" fo:orphans="2" style:vertical-align="auto" fo:line-height="100%">
        <style:tab-stops>
          <style:tab-stop style:type="left" style:position="-2.0895in"/>
        </style:tab-stops>
      </style:paragraph-properties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paragraph-properties fo:widows="2" fo:orphans="2" style:vertical-align="auto" fo:line-height="100%">
        <style:tab-stops>
          <style:tab-stop style:type="left" style:position="-1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widows="2" fo:orphans="2" style:vertical-align="auto" fo:line-height="100%">
        <style:tab-stops>
          <style:tab-stop style:type="left" style:position="-1.75in"/>
        </style:tab-stops>
      </style:paragraph-properties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widows="2" fo:orphans="2" style:vertical-align="auto" fo:line-height="100%">
        <style:tab-stops>
          <style:tab-stop style:type="left" style:position="-1.75in"/>
        </style:tab-stops>
      </style:paragraph-properties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margin-top="0.1666in" fo:margin-bottom="0.1666in" fo:line-height="100%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04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05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06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07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08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09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0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1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2" style:parent-style-name="Standard" style:family="paragraph">
      <style:paragraph-properties fo:margin-top="0.1666in" fo:margin-bottom="0.1666in" fo:line-height="100%"/>
      <style:text-properties fo:font-size="10pt" style:font-size-asian="10pt" style:font-size-complex="10pt"/>
    </style:style>
    <style:style style:name="P213" style:parent-style-name="Standard" style:family="paragraph">
      <style:paragraph-properties fo:margin-top="0.1666in" fo:margin-bottom="0.1666in" fo:line-height="100%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6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17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18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19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0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1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2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3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4" style:parent-style-name="Standard" style:family="paragraph">
      <style:paragraph-properties fo:margin-top="0.1666in" fo:margin-bottom="0.1666in" fo:line-height="100%"/>
      <style:text-properties style:font-name-asian="Times New Roman" fo:font-size="10pt" style:font-size-asian="10pt" style:font-size-complex="10pt"/>
    </style:style>
    <style:style style:name="P225" style:parent-style-name="Standard" style:family="paragraph">
      <style:paragraph-properties fo:margin-top="0.1666in" fo:margin-bottom="0.1666in" fo:line-height="100%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paragraph-properties fo:margin-top="0.1666in" fo:margin-bottom="0.1666in" fo:line-height="100%"/>
    </style:style>
    <style:style style:name="P229" style:parent-style-name="Standard" style:family="paragraph">
      <style:paragraph-properties fo:margin-top="0.1666in" fo:margin-bottom="0.1666in" fo:line-height="100%"/>
    </style:style>
    <style:style style:name="P230" style:parent-style-name="Standard" style:family="paragraph">
      <style:paragraph-properties fo:margin-top="0.1666in" fo:margin-bottom="0.1666in" fo:line-height="100%"/>
    </style:style>
    <style:style style:name="P231" style:parent-style-name="Standard" style:family="paragraph">
      <style:paragraph-properties fo:margin-top="0.1666in" fo:margin-bottom="0.1666in" fo:line-height="100%"/>
    </style:style>
    <style:style style:name="P232" style:parent-style-name="Standard" style:family="paragraph">
      <style:paragraph-properties fo:margin-top="0.1666in" fo:margin-bottom="0.1666in" fo:line-height="100%"/>
    </style:style>
    <style:style style:name="P233" style:parent-style-name="Standard" style:family="paragraph">
      <style:paragraph-properties fo:margin-top="0.1666in" fo:margin-bottom="0.1666in" fo:line-height="100%"/>
    </style:style>
    <style:style style:name="P234" style:parent-style-name="Standard" style:family="paragraph">
      <style:paragraph-properties fo:margin-top="0.1666in" fo:margin-bottom="0.1666in" fo:line-height="100%"/>
    </style:style>
    <style:style style:name="P235" style:parent-style-name="Standard" style:family="paragraph">
      <style:paragraph-properties fo:margin-top="0.1666in" fo:margin-bottom="0.1666in" fo:line-height="100%"/>
    </style:style>
    <style:style style:name="P236" style:parent-style-name="Standard" style:family="paragraph">
      <style:paragraph-properties fo:margin-top="0.1666in" fo:margin-bottom="0.1666in" fo:line-height="100%"/>
    </style:style>
    <style:style style:name="P237" style:parent-style-name="Standard" style:family="paragraph">
      <style:paragraph-properties fo:margin-top="0.1666in" fo:margin-bottom="0.1666in" fo:line-height="100%"/>
    </style:style>
    <style:style style:name="P23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9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0" style:parent-style-name="Standard" style:family="paragraph">
      <style:paragraph-properties fo:margin-top="0.1666in" fo:margin-bottom="0.1666in" fo:line-height="100%"/>
    </style:style>
    <style:style style:name="T241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242" style:parent-style-name="Основнойшрифтабзаца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4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44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45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46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47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48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49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0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2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4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5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6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7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8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59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0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2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3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4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5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6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7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8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69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0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7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4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5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8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79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4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5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87" style:parent-style-name="Standard" style:family="paragraph">
      <style:paragraph-properties fo:margin-top="0.1666in" fo:margin-bottom="0.1666in" fo:line-height="100%"/>
    </style:style>
    <style:style style:name="T288" style:parent-style-name="Основнойшрифтабзаца" style:family="text"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T289" style:parent-style-name="Основнойшрифтабзаца" style:family="text"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T290" style:parent-style-name="Основнойшрифтабзаца" style:family="text"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4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5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298" style:parent-style-name="Standard" style:family="paragraph">
      <style:paragraph-properties fo:margin-top="0.1666in" fo:margin-bottom="0.1666in" fo:line-height="100%"/>
    </style:style>
    <style:style style:name="T299" style:parent-style-name="Основнойшрифтабзаца" style:family="text"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0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4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5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8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09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4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5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6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7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8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19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0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1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2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3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4" style:parent-style-name="Standard" style:family="paragraph">
      <style:paragraph-properties fo:margin-top="0.1666in" fo:margin-bottom="0.1666in" fo:line-height="100%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25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326" style:parent-style-name="Standard" style:family="paragraph">
      <style:paragraph-properties fo:text-align="center" fo:background-color="#FFFFFF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33" style:parent-style-name="Standard" style:family="paragraph">
      <style:paragraph-properties fo:background-color="#FFFFFF"/>
      <style:text-properties fo:language="en" fo:country="US"/>
    </style:style>
    <style:style style:name="P334" style:parent-style-name="Standard" style:family="paragraph">
      <style:paragraph-properties fo:background-color="#FFFFFF"/>
    </style:style>
    <style:style style:name="T335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336" style:parent-style-name="Standard" style:family="paragraph">
      <style:paragraph-properties fo:background-color="#FFFFFF"/>
      <style:text-properties fo:language="en" fo:country="US"/>
    </style:style>
    <style:style style:name="P33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3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3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4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5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6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7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8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39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08" style:parent-style-name="Standard" style:family="paragraph">
      <style:paragraph-properties fo:background-color="#FFFFFF"/>
    </style:style>
    <style:style style:name="T409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T410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2" style:parent-style-name="Standard" style:family="paragraph">
      <style:paragraph-properties fo:background-color="#FFFFFF"/>
    </style:style>
    <style:style style:name="T413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T414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1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2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3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4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5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6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0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1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2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7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8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79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P480" style:parent-style-name="Standard" style:family="paragraph">
      <style:paragraph-properties fo:background-color="#FFFFFF"/>
    </style:style>
    <style:style style:name="T481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 fo:language="en" fo:country="US"/>
    </style:style>
    <style:style style:name="T482" style:parent-style-name="Основнойшрифтабзаца" style:family="text">
      <style:text-properties style:font-name="Consolas" style:font-name-complex="Times New Roman" fo:color="#24292E" fo:font-size="12pt" style:font-size-asian="12pt" style:font-size-complex="12pt"/>
    </style:style>
    <style:style style:name="P483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P484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P485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P486" style:parent-style-name="Standard" style:family="paragraph">
      <style:paragraph-properties fo:background-color="#FFFFFF"/>
      <style:text-properties style:font-name="Consolas" style:font-name-complex="Times New Roman" fo:color="#24292E" fo:font-size="12pt" style:font-size-asian="12pt" style:font-size-complex="12pt"/>
    </style:style>
    <style:style style:name="TableColumn488" style:family="table-column">
      <style:table-column-properties style:column-width="1.3965in"/>
    </style:style>
    <style:style style:name="TableColumn489" style:family="table-column">
      <style:table-column-properties style:column-width="0.025in"/>
    </style:style>
    <style:style style:name="Table487" style:family="table">
      <style:table-properties style:width="1.4215in" fo:margin-left="0in" table:align="left"/>
    </style:style>
    <style:style style:name="TableRow490" style:family="table-row">
      <style:table-row-properties/>
    </style:style>
    <style:style style:name="TableCell4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2" style:parent-style-name="Обычный" style:family="paragraph">
      <style:paragraph-properties fo:widows="0" fo:orphans="0"/>
      <style:text-properties style:font-name="Times New Roman" style:font-name-asian="Times New Roman" style:font-name-complex="Times New Roman" fo:font-size="14pt" style:font-size-asian="14pt" style:font-size-complex="14pt" fo:hyphenate="true"/>
    </style:style>
    <style:style style:name="TableCell493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9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5" style:parent-style-name="Заголовок2" style:family="paragraph">
      <style:paragraph-properties fo:margin-bottom="0in" fo:background-color="#FFFFFF"/>
    </style:style>
    <style:style style:name="T496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497" style:parent-style-name="Textbody" style:family="paragraph">
      <style:text-properties fo:language="en" fo:country="US"/>
    </style:style>
    <style:style style:name="P498" style:parent-style-name="Textbody" style:family="paragraph">
      <style:text-properties style:font-name="Consolas" fo:language="en" fo:country="US"/>
    </style:style>
    <style:style style:name="P499" style:parent-style-name="Textbody" style:family="paragraph">
      <style:text-properties style:font-name="Consolas" fo:language="en" fo:country="US"/>
    </style:style>
    <style:style style:name="P500" style:parent-style-name="Textbody" style:family="paragraph">
      <style:text-properties style:font-name="Consolas" fo:language="en" fo:country="US"/>
    </style:style>
    <style:style style:name="P501" style:parent-style-name="Textbody" style:family="paragraph">
      <style:text-properties style:font-name="Consolas" fo:language="en" fo:country="US"/>
    </style:style>
    <style:style style:name="P502" style:parent-style-name="Textbody" style:family="paragraph">
      <style:text-properties style:font-name="Consolas" fo:language="en" fo:country="US"/>
    </style:style>
    <style:style style:name="P503" style:parent-style-name="Textbody" style:family="paragraph">
      <style:text-properties style:font-name="Consolas" fo:language="en" fo:country="US"/>
    </style:style>
    <style:style style:name="P504" style:parent-style-name="Textbody" style:family="paragraph">
      <style:text-properties style:font-name="Consolas" fo:language="en" fo:country="US"/>
    </style:style>
    <style:style style:name="P505" style:parent-style-name="Textbody" style:family="paragraph">
      <style:text-properties style:font-name="Consolas" fo:language="en" fo:country="US"/>
    </style:style>
    <style:style style:name="P506" style:parent-style-name="Textbody" style:family="paragraph">
      <style:text-properties style:font-name="Consolas" fo:language="en" fo:country="US"/>
    </style:style>
    <style:style style:name="P507" style:parent-style-name="Textbody" style:family="paragraph">
      <style:text-properties style:font-name="Consolas" fo:language="en" fo:country="US"/>
    </style:style>
    <style:style style:name="P508" style:parent-style-name="Textbody" style:family="paragraph">
      <style:text-properties style:font-name="Consolas" fo:language="en" fo:country="US"/>
    </style:style>
    <style:style style:name="P509" style:parent-style-name="Textbody" style:family="paragraph">
      <style:text-properties style:font-name="Consolas" fo:language="en" fo:country="US"/>
    </style:style>
    <style:style style:name="P510" style:parent-style-name="Textbody" style:family="paragraph">
      <style:text-properties style:font-name="Consolas" fo:language="en" fo:country="US"/>
    </style:style>
    <style:style style:name="P511" style:parent-style-name="Textbody" style:family="paragraph">
      <style:text-properties style:font-name="Consolas" fo:language="en" fo:country="US"/>
    </style:style>
    <style:style style:name="P512" style:parent-style-name="Textbody" style:family="paragraph">
      <style:text-properties style:font-name="Consolas" fo:language="en" fo:country="US"/>
    </style:style>
    <style:style style:name="P513" style:parent-style-name="Textbody" style:family="paragraph">
      <style:text-properties style:font-name="Consolas" fo:language="en" fo:country="US"/>
    </style:style>
    <style:style style:name="P514" style:parent-style-name="Textbody" style:family="paragraph">
      <style:text-properties style:font-name="Consolas" fo:language="en" fo:country="US"/>
    </style:style>
    <style:style style:name="P515" style:parent-style-name="Textbody" style:family="paragraph">
      <style:text-properties style:font-name="Consolas" fo:language="en" fo:country="US"/>
    </style:style>
    <style:style style:name="P516" style:parent-style-name="Textbody" style:family="paragraph">
      <style:text-properties style:font-name="Consolas" fo:language="en" fo:country="US"/>
    </style:style>
    <style:style style:name="P517" style:parent-style-name="Textbody" style:family="paragraph">
      <style:text-properties style:font-name="Consolas" fo:language="en" fo:country="US"/>
    </style:style>
    <style:style style:name="P518" style:parent-style-name="Textbody" style:family="paragraph">
      <style:text-properties style:font-name="Consolas" fo:language="en" fo:country="US"/>
    </style:style>
    <style:style style:name="P519" style:parent-style-name="Textbody" style:family="paragraph">
      <style:text-properties style:font-name="Consolas" fo:language="en" fo:country="US"/>
    </style:style>
    <style:style style:name="P520" style:parent-style-name="Textbody" style:family="paragraph">
      <style:text-properties style:font-name="Consolas" fo:language="en" fo:country="US"/>
    </style:style>
    <style:style style:name="P521" style:parent-style-name="Textbody" style:family="paragraph">
      <style:text-properties style:font-name="Consolas" fo:language="en" fo:country="US"/>
    </style:style>
    <style:style style:name="P522" style:parent-style-name="Textbody" style:family="paragraph">
      <style:text-properties style:font-name="Consolas" fo:language="en" fo:country="US"/>
    </style:style>
    <style:style style:name="P523" style:parent-style-name="Textbody" style:family="paragraph">
      <style:text-properties style:font-name="Consolas" fo:language="en" fo:country="US"/>
    </style:style>
    <style:style style:name="P524" style:parent-style-name="Textbody" style:family="paragraph">
      <style:text-properties style:font-name="Consolas" fo:language="en" fo:country="US"/>
    </style:style>
    <style:style style:name="P525" style:parent-style-name="Textbody" style:family="paragraph">
      <style:text-properties style:font-name="Consolas" fo:language="en" fo:country="US"/>
    </style:style>
    <style:style style:name="P526" style:parent-style-name="Textbody" style:family="paragraph">
      <style:text-properties style:font-name="Consolas" fo:language="en" fo:country="US"/>
    </style:style>
    <style:style style:name="P527" style:parent-style-name="Textbody" style:family="paragraph">
      <style:text-properties style:font-name="Consolas" fo:language="en" fo:country="US"/>
    </style:style>
    <style:style style:name="P528" style:parent-style-name="Textbody" style:family="paragraph">
      <style:text-properties style:font-name="Consolas" fo:language="en" fo:country="US"/>
    </style:style>
    <style:style style:name="P529" style:parent-style-name="Textbody" style:family="paragraph">
      <style:text-properties style:font-name="Consolas" fo:language="en" fo:country="US"/>
    </style:style>
    <style:style style:name="P530" style:parent-style-name="Textbody" style:family="paragraph">
      <style:text-properties style:font-name="Consolas" fo:language="en" fo:country="US"/>
    </style:style>
    <style:style style:name="P531" style:parent-style-name="Textbody" style:family="paragraph">
      <style:text-properties style:font-name="Consolas" fo:language="en" fo:country="US"/>
    </style:style>
    <style:style style:name="P532" style:parent-style-name="Textbody" style:family="paragraph">
      <style:text-properties style:font-name="Consolas" fo:language="en" fo:country="US"/>
    </style:style>
    <style:style style:name="P533" style:parent-style-name="Textbody" style:family="paragraph">
      <style:text-properties style:font-name="Consolas" fo:language="en" fo:country="US"/>
    </style:style>
    <style:style style:name="P534" style:parent-style-name="Textbody" style:family="paragraph">
      <style:text-properties style:font-name="Consolas" fo:language="en" fo:country="US"/>
    </style:style>
    <style:style style:name="P535" style:parent-style-name="Textbody" style:family="paragraph">
      <style:text-properties style:font-name="Consolas" fo:language="en" fo:country="US"/>
    </style:style>
    <style:style style:name="P536" style:parent-style-name="Textbody" style:family="paragraph">
      <style:text-properties style:font-name="Consolas" fo:language="en" fo:country="US"/>
    </style:style>
    <style:style style:name="P537" style:parent-style-name="Textbody" style:family="paragraph">
      <style:text-properties style:font-name="Consolas" fo:language="en" fo:country="US"/>
    </style:style>
    <style:style style:name="P538" style:parent-style-name="Textbody" style:family="paragraph">
      <style:text-properties style:font-name="Consolas" fo:language="en" fo:country="US"/>
    </style:style>
    <style:style style:name="P539" style:parent-style-name="Textbody" style:family="paragraph">
      <style:text-properties style:font-name="Consolas" fo:language="en" fo:country="US"/>
    </style:style>
    <style:style style:name="P540" style:parent-style-name="Textbody" style:family="paragraph">
      <style:text-properties style:font-name="Consolas" fo:language="en" fo:country="US"/>
    </style:style>
    <style:style style:name="P541" style:parent-style-name="Textbody" style:family="paragraph">
      <style:text-properties style:font-name="Consolas" fo:language="en" fo:country="US"/>
    </style:style>
    <style:style style:name="P542" style:parent-style-name="Textbody" style:family="paragraph">
      <style:text-properties style:font-name="Consolas" fo:language="en" fo:country="US"/>
    </style:style>
    <style:style style:name="P543" style:parent-style-name="Textbody" style:family="paragraph">
      <style:text-properties style:font-name="Consolas" fo:language="en" fo:country="US"/>
    </style:style>
    <style:style style:name="P544" style:parent-style-name="Textbody" style:family="paragraph">
      <style:text-properties style:font-name="Consolas" fo:language="en" fo:country="US"/>
    </style:style>
    <style:style style:name="P545" style:parent-style-name="Textbody" style:family="paragraph">
      <style:text-properties style:font-name="Consolas" fo:language="en" fo:country="US"/>
    </style:style>
    <style:style style:name="P546" style:parent-style-name="Textbody" style:family="paragraph">
      <style:text-properties style:font-name="Consolas" fo:language="en" fo:country="US"/>
    </style:style>
    <style:style style:name="P547" style:parent-style-name="Textbody" style:family="paragraph">
      <style:text-properties style:font-name="Consolas" fo:language="en" fo:country="US"/>
    </style:style>
    <style:style style:name="P548" style:parent-style-name="Textbody" style:family="paragraph">
      <style:text-properties style:font-name="Consolas" fo:language="en" fo:country="US"/>
    </style:style>
    <style:style style:name="P549" style:parent-style-name="Textbody" style:family="paragraph">
      <style:text-properties style:font-name="Consolas" fo:language="en" fo:country="US"/>
    </style:style>
    <style:style style:name="P550" style:parent-style-name="Textbody" style:family="paragraph">
      <style:text-properties style:font-name="Consolas" fo:language="en" fo:country="US"/>
    </style:style>
    <style:style style:name="P551" style:parent-style-name="Textbody" style:family="paragraph">
      <style:text-properties style:font-name="Consolas" fo:language="en" fo:country="US"/>
    </style:style>
    <style:style style:name="P552" style:parent-style-name="Textbody" style:family="paragraph">
      <style:text-properties style:font-name="Consolas" fo:language="en" fo:country="US"/>
    </style:style>
    <style:style style:name="P553" style:parent-style-name="Textbody" style:family="paragraph">
      <style:text-properties style:font-name="Consolas" fo:language="en" fo:country="US"/>
    </style:style>
    <style:style style:name="P554" style:parent-style-name="Textbody" style:family="paragraph">
      <style:text-properties style:font-name="Consolas" fo:language="en" fo:country="US"/>
    </style:style>
    <style:style style:name="P555" style:parent-style-name="Textbody" style:family="paragraph">
      <style:text-properties style:font-name="Consolas" fo:language="en" fo:country="US"/>
    </style:style>
    <style:style style:name="P556" style:parent-style-name="Textbody" style:family="paragraph">
      <style:text-properties style:font-name="Consolas" fo:language="en" fo:country="US"/>
    </style:style>
    <style:style style:name="P557" style:parent-style-name="Textbody" style:family="paragraph">
      <style:text-properties style:font-name="Consolas" fo:language="en" fo:country="US"/>
    </style:style>
    <style:style style:name="P558" style:parent-style-name="Textbody" style:family="paragraph">
      <style:text-properties style:font-name="Consolas" fo:language="en" fo:country="US"/>
    </style:style>
    <style:style style:name="P559" style:parent-style-name="Textbody" style:family="paragraph">
      <style:text-properties style:font-name="Consolas" fo:language="en" fo:country="US"/>
    </style:style>
    <style:style style:name="P560" style:parent-style-name="Textbody" style:family="paragraph">
      <style:text-properties style:font-name="Consolas" fo:language="en" fo:country="US"/>
    </style:style>
    <style:style style:name="P561" style:parent-style-name="Textbody" style:family="paragraph">
      <style:text-properties style:font-name="Consolas" fo:language="en" fo:country="US"/>
    </style:style>
    <style:style style:name="P562" style:parent-style-name="Textbody" style:family="paragraph">
      <style:text-properties style:font-name="Consolas" fo:language="en" fo:country="US"/>
    </style:style>
    <style:style style:name="P563" style:parent-style-name="Textbody" style:family="paragraph">
      <style:text-properties style:font-name="Consolas" fo:language="en" fo:country="US"/>
    </style:style>
    <style:style style:name="T564" style:parent-style-name="Основнойшрифтабзаца" style:family="text">
      <style:text-properties style:font-name="Consolas" fo:language="en" fo:country="US"/>
    </style:style>
    <style:style style:name="T565" style:parent-style-name="Основнойшрифтабзаца" style:family="text">
      <style:text-properties style:font-name="Consolas" fo:language="en" fo:country="US"/>
    </style:style>
    <style:style style:name="P566" style:parent-style-name="Textbody" style:family="paragraph">
      <style:text-properties style:font-name="Consolas" fo:language="en" fo:country="US"/>
    </style:style>
    <style:style style:name="P567" style:parent-style-name="Заголовок2" style:family="paragraph">
      <style:paragraph-properties fo:margin-bottom="0in" fo:background-color="#FFFFFF"/>
    </style:style>
    <style:style style:name="T568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569" style:parent-style-name="Textbody" style:family="paragraph">
      <style:text-properties fo:language="en" fo:country="US"/>
    </style:style>
    <style:style style:name="P570" style:parent-style-name="Textbody" style:family="paragraph">
      <style:text-properties style:font-name="Consolas" fo:language="en" fo:country="US"/>
    </style:style>
    <style:style style:name="P571" style:parent-style-name="Textbody" style:family="paragraph">
      <style:text-properties style:font-name="Consolas" fo:language="en" fo:country="US"/>
    </style:style>
    <style:style style:name="P572" style:parent-style-name="Textbody" style:family="paragraph">
      <style:text-properties style:font-name="Consolas" fo:language="en" fo:country="US"/>
    </style:style>
    <style:style style:name="P573" style:parent-style-name="Textbody" style:family="paragraph">
      <style:text-properties style:font-name="Consolas" fo:language="en" fo:country="US"/>
    </style:style>
    <style:style style:name="P574" style:parent-style-name="Textbody" style:family="paragraph">
      <style:text-properties style:font-name="Consolas" fo:language="en" fo:country="US"/>
    </style:style>
    <style:style style:name="P575" style:parent-style-name="Textbody" style:family="paragraph">
      <style:text-properties style:font-name="Consolas" fo:language="en" fo:country="US"/>
    </style:style>
    <style:style style:name="P576" style:parent-style-name="Textbody" style:family="paragraph">
      <style:text-properties style:font-name="Consolas" fo:language="en" fo:country="US"/>
    </style:style>
    <style:style style:name="P577" style:parent-style-name="Textbody" style:family="paragraph">
      <style:text-properties style:font-name="Consolas" fo:language="en" fo:country="US"/>
    </style:style>
    <style:style style:name="P578" style:parent-style-name="Textbody" style:family="paragraph">
      <style:text-properties style:font-name="Consolas" fo:language="en" fo:country="US"/>
    </style:style>
    <style:style style:name="P579" style:parent-style-name="Заголовок2" style:family="paragraph">
      <style:paragraph-properties fo:margin-bottom="0in" fo:background-color="#FFFFFF"/>
    </style:style>
    <style:style style:name="T580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581" style:parent-style-name="Textbody" style:family="paragraph">
      <style:text-properties fo:language="en" fo:country="US"/>
    </style:style>
    <style:style style:name="P582" style:parent-style-name="Textbody" style:family="paragraph">
      <style:text-properties style:font-name="Consolas" fo:language="en" fo:country="US"/>
    </style:style>
    <style:style style:name="P583" style:parent-style-name="Textbody" style:family="paragraph">
      <style:text-properties style:font-name="Consolas" fo:language="en" fo:country="US"/>
    </style:style>
    <style:style style:name="P584" style:parent-style-name="Textbody" style:family="paragraph">
      <style:text-properties style:font-name="Consolas" fo:language="en" fo:country="US"/>
    </style:style>
    <style:style style:name="P585" style:parent-style-name="Textbody" style:family="paragraph">
      <style:text-properties style:font-name="Consolas" fo:language="en" fo:country="US"/>
    </style:style>
    <style:style style:name="P586" style:parent-style-name="Textbody" style:family="paragraph">
      <style:text-properties style:font-name="Consolas" fo:language="en" fo:country="US"/>
    </style:style>
    <style:style style:name="P587" style:parent-style-name="Textbody" style:family="paragraph">
      <style:text-properties style:font-name="Consolas" fo:language="en" fo:country="US"/>
    </style:style>
    <style:style style:name="P588" style:parent-style-name="Textbody" style:family="paragraph">
      <style:text-properties style:font-name="Consolas" fo:language="en" fo:country="US"/>
    </style:style>
    <style:style style:name="P589" style:parent-style-name="Textbody" style:family="paragraph">
      <style:text-properties style:font-name="Consolas" fo:language="en" fo:country="US"/>
    </style:style>
    <style:style style:name="P590" style:parent-style-name="Textbody" style:family="paragraph">
      <style:text-properties style:font-name="Consolas" fo:language="en" fo:country="US"/>
    </style:style>
    <style:style style:name="P591" style:parent-style-name="Textbody" style:family="paragraph">
      <style:text-properties fo:language="en" fo:country="US"/>
    </style:style>
    <style:style style:name="T592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593" style:parent-style-name="Textbody" style:family="paragraph">
      <style:text-properties style:font-name="Consolas" fo:language="en" fo:country="US"/>
    </style:style>
    <style:style style:name="P594" style:parent-style-name="Textbody" style:family="paragraph">
      <style:text-properties style:font-name="Consolas" fo:language="en" fo:country="US"/>
    </style:style>
    <style:style style:name="P595" style:parent-style-name="Textbody" style:family="paragraph">
      <style:text-properties style:font-name="Consolas" fo:language="en" fo:country="US"/>
    </style:style>
    <style:style style:name="P596" style:parent-style-name="Textbody" style:family="paragraph">
      <style:text-properties style:font-name="Consolas" fo:language="en" fo:country="US"/>
    </style:style>
    <style:style style:name="P597" style:parent-style-name="Textbody" style:family="paragraph">
      <style:text-properties style:font-name="Consolas" fo:language="en" fo:country="US"/>
    </style:style>
    <style:style style:name="P598" style:parent-style-name="Textbody" style:family="paragraph">
      <style:text-properties style:font-name="Consolas" fo:language="en" fo:country="US"/>
    </style:style>
    <style:style style:name="P599" style:parent-style-name="Textbody" style:family="paragraph">
      <style:text-properties style:font-name="Consolas" fo:language="en" fo:country="US"/>
    </style:style>
    <style:style style:name="P600" style:parent-style-name="Textbody" style:family="paragraph">
      <style:text-properties style:font-name="Consolas" fo:language="en" fo:country="US"/>
    </style:style>
    <style:style style:name="P601" style:parent-style-name="Textbody" style:family="paragraph">
      <style:text-properties style:font-name="Consolas" fo:language="en" fo:country="US"/>
    </style:style>
    <style:style style:name="P602" style:parent-style-name="Textbody" style:family="paragraph">
      <style:text-properties fo:language="en" fo:country="US"/>
    </style:style>
    <style:style style:name="T603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604" style:parent-style-name="Textbody" style:family="paragraph">
      <style:text-properties fo:language="en" fo:country="US"/>
    </style:style>
    <style:style style:name="P605" style:parent-style-name="Textbody" style:family="paragraph">
      <style:text-properties style:font-name="Consolas" fo:language="en" fo:country="US"/>
    </style:style>
    <style:style style:name="P606" style:parent-style-name="Textbody" style:family="paragraph">
      <style:text-properties style:font-name="Consolas" fo:language="en" fo:country="US"/>
    </style:style>
    <style:style style:name="P607" style:parent-style-name="Textbody" style:family="paragraph">
      <style:text-properties style:font-name="Consolas" fo:language="en" fo:country="US"/>
    </style:style>
    <style:style style:name="P608" style:parent-style-name="Textbody" style:family="paragraph">
      <style:text-properties style:font-name="Consolas" fo:language="en" fo:country="US"/>
    </style:style>
    <style:style style:name="P609" style:parent-style-name="Textbody" style:family="paragraph">
      <style:text-properties style:font-name="Consolas" fo:language="en" fo:country="US"/>
    </style:style>
    <style:style style:name="P610" style:parent-style-name="Textbody" style:family="paragraph">
      <style:text-properties style:font-name="Consolas" fo:language="en" fo:country="US"/>
    </style:style>
    <style:style style:name="P611" style:parent-style-name="Textbody" style:family="paragraph">
      <style:text-properties style:font-name="Consolas" fo:language="en" fo:country="US"/>
    </style:style>
    <style:style style:name="P612" style:parent-style-name="Textbody" style:family="paragraph">
      <style:text-properties style:font-name="Consolas" fo:language="en" fo:country="US"/>
    </style:style>
    <style:style style:name="P613" style:parent-style-name="Textbody" style:family="paragraph">
      <style:text-properties style:font-name="Consolas" fo:language="en" fo:country="US"/>
    </style:style>
    <style:style style:name="P61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7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8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619" style:parent-style-name="Standard" style:family="paragraph">
      <style:paragraph-properties fo:background-color="#FFFFFF"/>
    </style:style>
    <style:style style:name="T620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1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22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3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24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5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26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7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8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9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0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1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2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3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4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P635" style:parent-style-name="Standard" style:family="paragraph">
      <style:paragraph-properties fo:background-color="#FFFFFF"/>
    </style:style>
    <style:style style:name="P636" style:parent-style-name="Standard" style:family="paragraph">
      <style:paragraph-properties fo:background-color="#FFFFFF"/>
    </style:style>
    <style:style style:name="P637" style:parent-style-name="Обычный" style:family="paragraph">
      <style:paragraph-properties fo:text-align="center"/>
    </style:style>
    <style:style style:name="T6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0" style:parent-style-name="Обычный" style:family="paragraph">
      <style:text-properties fo:font-weight="bold" style:font-weight-asian="bold"/>
    </style:style>
    <style:style style:name="P641" style:parent-style-name="Обычный" style:family="paragraph">
      <style:paragraph-properties fo:text-align="justify"/>
    </style:style>
    <style:style style:name="T6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46" style:parent-style-name="Обычный" style:family="paragraph">
      <style:paragraph-properties fo:text-align="justify"/>
    </style:style>
    <style:style style:name="T6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1" style:parent-style-name="Обычный" style:family="paragraph">
      <style:paragraph-properties fo:text-align="justify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6" style:parent-style-name="Обычный" style:family="paragraph">
      <style:paragraph-properties fo:text-align="justify"/>
    </style:style>
    <style:style style:name="T6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60" style:parent-style-name="Обычный" style:family="paragraph">
      <style:paragraph-properties fo:text-align="justify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63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64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5" style:parent-style-name="Standard" style:family="paragraph">
      <style:paragraph-properties fo:text-align="justify" fo:background-color="#FFFFFF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72" style:parent-style-name="Standard" style:family="paragraph">
      <style:paragraph-properties fo:text-align="justify" fo:background-color="#FFFFFF"/>
    </style:style>
    <style:style style:name="P673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4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5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6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8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79" style:parent-style-name="Standard" style:family="paragraph">
      <style:paragraph-properties fo:margin-top="0.1666in" fo:line-height="135%"/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683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84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5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7" style:parent-style-name="Standard" style:family="paragraph">
      <style:paragraph-properties fo:text-align="justify" fo:line-height="100%" fo:background-color="#FFFFFF"/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689" style:parent-style-name="Standard" style:family="paragraph">
      <style:paragraph-properties fo:margin-top="0.1666in" fo:line-height="100%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<text:s/>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Лабораторная работа № 4</text:p>
      <text:p text:style-name="P12"><text:span text:style-name="T13">Тема:</text:span><text:span text:style-name="T14"> </text:span><text:span text:style-name="T15">Метапрограммирование</text:span><text:span text:style-name="T16"><text:s/></text:span><text:span text:style-name="T17">С++</text:span></text:p>
      <text:p text:style-name="P18"/>
      <text:p text:style-name="P19"><text:s/></text:p>
      <text:p text:style-name="P20"><text:s/></text:p>
      <text:p text:style-name="P21"><text:s/></text:p>
      <text:p text:style-name="P22">Студент: Пермяков Никита Александрович</text:p>
      <text:p text:style-name="P23">Группа: 80-208</text:p>
      <text:p text:style-name="P24">Преподаватель: Чернышов Л.Н.</text:p>
      <text:p text:style-name="P25">Дата:</text:p>
      <text:p text:style-name="P26">Оценка:</text:p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Москва, 2020</text:span></text:p>
      <text:soft-page-break/>
      <text:list text:style-name="LFO8" text:continue-numbering="true">
        <text:list-item>
          <text:p text:style-name="P37">Постановка<text:s/>задачи</text:p>
        </text:list-item>
      </text:list>
      <text:p text:style-name="P38"/>
      <text:p text:style-name="P39"><text:span text:style-name="T40">Разработать шаблоны классов согласно варианту задания. <text:s/>Параметром шаблона должен являться скалярный тип данных задающий тип данных для оси координат. Классы должны иметь только публичные поля. В классах не должно быть методов, только поля.<text:s/></text:span><text:span text:style-name="T41">Фигуры являются фигурами вращения (равнобедренными), за исключением трапеции и прямоугольника. Для хранения координат фигур необходимо использовать шаблон <text:s/></text:span><text:span text:style-name="T42">std</text:span><text:span text:style-name="T43">::</text:span><text:span text:style-name="T44">pair</text:span><text:span text:style-name="T45">.</text:span></text:p>
      <text:p text:style-name="P46"/>
      <text:p text:style-name="P47"><text:span text:style-name="T48">1.</text:span><text:span text:style-name="T49"><text:tab/>Функция<text:s/></text:span><text:span text:style-name="T50">print</text:span><text:span text:style-name="T51"><text:s/>печати фигур на экран<text:s/></text:span><text:span text:style-name="T52">std</text:span><text:span text:style-name="T53">::</text:span><text:span text:style-name="T54">cout</text:span><text:span text:style-name="T55"><text:s text:c="2"/>(печататься должны координаты вершин ф</text:span><text:span text:style-name="T56">игур). Функция должна принимать на вход<text:s/></text:span><text:span text:style-name="T57">std</text:span><text:span text:style-name="T58">::</text:span><text:span text:style-name="T59">tuple</text:span><text:span text:style-name="T60"><text:s/>с фигурами, согласно варианту задания (минимум по одной каждого класса).</text:span></text:p>
      <text:p text:style-name="P61"><text:span text:style-name="T62">2.</text:span><text:span text:style-name="T63"><text:tab/>Функция<text:s/></text:span><text:span text:style-name="T64">square</text:span><text:span text:style-name="T65"><text:s/>вычисления суммарной площади фигур. Функция должна принимать на вход<text:s/></text:span><text:span text:style-name="T66">std</text:span><text:span text:style-name="T67">::</text:span><text:span text:style-name="T68">tuple</text:span><text:span text:style-name="T69"><text:s/>с фигурами, согласно варианту зада</text:span><text:span text:style-name="T70">ния (минимум по одной каждого класса).</text:span></text:p>
      <text:p text:style-name="P71"/>
      <text:p text:style-name="P72">Создать программу, которая позволяет:</text:p>
      <text:p text:style-name="P73"><text:span text:style-name="T74">•</text:span><text:span text:style-name="T75"><text:tab/>Создает набор фигур согласно варианту задания (как минимум по одной фигуре каждого типа с координатами типа<text:s/></text:span><text:span text:style-name="T76">int</text:span><text:span text:style-name="T77"><text:s/>и координатоми типа<text:s/></text:span><text:span text:style-name="T78">double</text:span><text:span text:style-name="T79">).</text:span></text:p>
      <text:p text:style-name="P80"><text:span text:style-name="T81">•</text:span><text:span text:style-name="T82"><text:tab/>Сохраняет фигуры в<text:s/></text:span><text:span text:style-name="T83">std</text:span><text:span text:style-name="T84">::</text:span><text:span text:style-name="T85">tuple</text:span></text:p>
      <text:p text:style-name="P86"><text:span text:style-name="T87">•</text:span><text:span text:style-name="T88"><text:tab/>П</text:span><text:span text:style-name="T89">ечатает на экран содержимое<text:s/></text:span><text:span text:style-name="T90">std</text:span><text:span text:style-name="T91">::</text:span><text:span text:style-name="T92">tuple</text:span><text:span text:style-name="T93"><text:s/>с помощью шаблонной функции<text:s/></text:span><text:span text:style-name="T94">print</text:span><text:span text:style-name="T95">.</text:span></text:p>
      <text:p text:style-name="P96"><text:span text:style-name="T97">•</text:span><text:span text:style-name="T98"><text:tab/>Вычисляет суммарную площадь фигур в<text:s/></text:span><text:span text:style-name="T99">std</text:span><text:span text:style-name="T100">::</text:span><text:span text:style-name="T101">tuple</text:span><text:span text:style-name="T102"><text:s/>и выводит значение на экран.</text:span></text:p>
      <text:p text:style-name="P103"/>
      <text:p text:style-name="P104"><text:span text:style-name="T105">При реализации шаблонных функций допускается использование вспомогательных шаблонов<text:s/></text:span><text:span text:style-name="T106">std</text:span><text:span text:style-name="T107">::</text:span><text:span text:style-name="T108">enable</text:span><text:span text:style-name="T109">_</text:span><text:span text:style-name="T110">if</text:span><text:span text:style-name="T111">,<text:s/></text:span><text:span text:style-name="T112">std</text:span><text:span text:style-name="T113">::</text:span><text:span text:style-name="T114">tuple</text:span><text:span text:style-name="T115">_</text:span><text:span text:style-name="T116">size</text:span><text:span text:style-name="T117">,<text:s/></text:span><text:span text:style-name="T118">std</text:span><text:span text:style-name="T119">::</text:span><text:span text:style-name="T120">is</text:span><text:span text:style-name="T121">_</text:span><text:span text:style-name="T122">same</text:span><text:span text:style-name="T123">.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soft-page-break/>
      <text:p text:style-name="P133">Вариант: 25</text:p>
      <text:list text:style-name="LFO4" text:continue-numbering="true">
        <text:list-item>
          <text:p text:style-name="P134">Треугольник</text:p>
        </text:list-item>
        <text:list-item>
          <text:p text:style-name="P135">Квадрат</text:p>
        </text:list-item>
        <text:list-item>
          <text:p text:style-name="P136">Прямоугольник</text:p>
        </text:list-item>
      </text:list>
      <text:p text:style-name="P137"/>
      <text:p text:style-name="P138"><text:span text:style-name="T139">Цель:</text:span></text:p>
      <text:list text:style-name="LFO5" text:continue-numbering="true">
        <text:list-item>
          <text:p text:style-name="P140"><text:span text:style-name="T141">Изучение основ работы с шаблонами (</text:span><text:span text:style-name="T142">template</text:span><text:span text:style-name="T143">) в С++;</text:span></text:p>
        </text:list-item>
        <text:list-item>
          <text:p text:style-name="P144"><text:span text:style-name="T145">Изучение шаблонов<text:s/></text:span><text:span text:style-name="T146">std</text:span><text:span text:style-name="T147">::</text:span><text:span text:style-name="T148">pair</text:span><text:span text:style-name="T149">,<text:s/></text:span><text:span text:style-name="T150">std</text:span><text:span text:style-name="T151">::</text:span><text:span text:style-name="T152">tuple</text:span></text:p>
        </text:list-item>
        <text:list-item>
          <text:p text:style-name="P153"><text:span text:style-name="T154">Получение навыка работы со специализацией шаблонов и идиомой<text:s/></text:span><text:span text:style-name="T155">SFINAE</text:span></text:p>
        </text:list-item>
      </text:list>
      <text:p text:style-name="P156"/>
      <text:p text:style-name="P157"/>
      <text:p text:style-name="P158"/>
      <text:p text:style-name="P159"/>
      <text:list text:style-name="LFO8" text:continue-numbering="true">
        <text:list-item>
          <text:p text:style-name="P160">Описание программы</text:p>
        </text:list-item>
      </text:list>
      <text:p text:style-name="P161"/>
      <text:list text:style-name="LFO6" text:continue-numbering="true">
        <text:list-item>
          <text:p text:style-name="P162">Программа выполняет определённые действия по введённым командам:</text:p>
          <text:list text:continue-numbering="true">
            <text:list-item>
              <text:p text:style-name="P163">0 — выход из программы;</text:p>
            </text:list-item>
            <text:list-item>
              <text:p text:style-name="P164">1,2,3 - создание фигуры (Квадрат, Прямоугольник, Треугольник соответственно), обновление вершин через ввод и проверка;</text:p>
            </text:list-item>
            <text:list-item>
              <text:p text:style-name="P165">4 - вывод данных<text:s/>вершин;</text:p>
            </text:list-item>
            <text:list-item>
              <text:p text:style-name="P166">5 - вывод площади</text:p>
            </text:list-item>
          </text:list>
        </text:list-item>
        <text:list-item>
          <text:p text:style-name="P167"><text:span text:style-name="T168">Функция<text:s/></text:span><text:span text:style-name="T169">Print</text:span><text:span text:style-name="T170">() возвращает содержимое кортежа. Она определена для tuple.</text:span></text:p>
        </text:list-item>
        <text:list-item>
          <text:p text:style-name="P171"><text:span text:style-name="T172">Функция<text:s/></text:span><text:span text:style-name="T173">Square</text:span><text:span text:style-name="T174">() вычисляет площадь данной фигуры или совокупности точек в кортеже в зависимости от типа фигуры по методу Гаусса (формула землемера, метод шун</text:span><text:span text:style-name="T175">тирования) и возвращает это значение.</text:span></text:p>
        </text:list-item>
      </text:list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><text:s/></text:p>
      <text:p text:style-name="P185"/>
      <text:p text:style-name="P186"/>
      <text:p text:style-name="P187"/>
      <text:soft-page-break/>
      <text:p text:style-name="P188">3.<text:s/>Набор тестов</text:p>
      <text:p text:style-name="P189"/>
      <text:p text:style-name="P190">Пояснение:</text:p>
      <text:p text:style-name="P191"/>
      <text:list text:style-name="LFO7" text:continue-numbering="true">
        <text:list-item>
          <text:p text:style-name="P192">На ввод подается число выбора действия из текстового интерфейса</text:p>
        </text:list-item>
        <text:list-item>
          <text:p text:style-name="P193"><text:span text:style-name="T194">При обновлении координат фигуры – выводится номер пары координат фигуры</text:span></text:p>
        </text:list-item>
        <text:list-item>
          <text:p text:style-name="P195"><text:span text:style-name="T196">Выводится информация о состоянии<text:s/></text:span><text:span text:style-name="T197">tuple</text:span><text:span text:style-name="T198"><text:s/></text:span><text:span text:style-name="T199">фигур, происходит проверка тестами</text:span></text:p>
        </text:list-item>
      </text:list>
      <text:p text:style-name="P200"><text:span text:style-name="T201">Test</text:span><text:span text:style-name="T202"><text:s/>1</text:span></text:p>
      <text:p text:style-name="P203">4</text:p>
      <text:p text:style-name="P204">5</text:p>
      <text:p text:style-name="P205">2</text:p>
      <text:p text:style-name="P206">6.4 -5.4</text:p>
      <text:p text:style-name="P207">0.55 3.7</text:p>
      <text:p text:style-name="P208">8.7 609</text:p>
      <text:p text:style-name="P209">-44.35 -3.413</text:p>
      <text:p text:style-name="P210">4</text:p>
      <text:p text:style-name="P211">5</text:p>
      <text:p text:style-name="P212">0</text:p>
      <text:p text:style-name="P213"><text:span text:style-name="T214">Test</text:span><text:span text:style-name="T215"><text:s/>2</text:span></text:p>
      <text:p text:style-name="P216">4</text:p>
      <text:p text:style-name="P217">5</text:p>
      <text:p text:style-name="P218">3</text:p>
      <text:p text:style-name="P219">954.4 -4.54</text:p>
      <text:p text:style-name="P220">55 3.8</text:p>
      <text:p text:style-name="P221">0.35 1.413</text:p>
      <text:p text:style-name="P222">4</text:p>
      <text:p text:style-name="P223">5</text:p>
      <text:p text:style-name="P224">0</text:p>
      <text:p text:style-name="P225"><text:span text:style-name="T226">Test</text:span><text:span text:style-name="T227"><text:s/>3</text:span></text:p>
      <text:soft-page-break/>
      <text:p text:style-name="P228">4</text:p>
      <text:p text:style-name="P229">5</text:p>
      <text:p text:style-name="P230">1</text:p>
      <text:p text:style-name="P231">64 -54</text:p>
      <text:p text:style-name="P232">55 3</text:p>
      <text:p text:style-name="P233">87 609</text:p>
      <text:p text:style-name="P234">4435 3413</text:p>
      <text:p text:style-name="P235">4</text:p>
      <text:p text:style-name="P236">5</text:p>
      <text:p text:style-name="P237">0</text:p>
      <text:p text:style-name="P238"/>
      <text:list text:style-name="LFO6" text:continue-numbering="true">
        <text:list-item>
          <text:p text:style-name="P239">Результаты выполнения тестов</text:p>
        </text:list-item>
      </text:list>
      <text:p text:style-name="P240"><text:span text:style-name="T241">Test</text:span><text:span text:style-name="T242"><text:s/>1</text:span></text:p>
      <text:p text:style-name="P243">'1' <text:s text:c="10"/>- Create<text:s/>rectangle</text:p>
      <text:p text:style-name="P244">'2' <text:s text:c="10"/>- Create square</text:p>
      <text:p text:style-name="P245">'3' <text:s text:c="10"/>- Create triangle</text:p>
      <text:p text:style-name="P246">'4' <text:s text:c="10"/>- Print coords</text:p>
      <text:p text:style-name="P247">'5' <text:s text:c="10"/>- Total Square</text:p>
      <text:p text:style-name="P248">'0' <text:s text:c="10"/>- Exit</text:p>
      <text:p text:style-name="P249">4</text:p>
      <text:p text:style-name="P250"/>
      <text:p text:style-name="P251">Coords of class Rectangle&lt;int&gt;: <text:s/>( 0, 0 ) <text:s/>( 0, 10 ) <text:s/>( 10, 10 ) <text:s/>( 10, 0 )</text:p>
      <text:p text:style-name="P252">Coords of class Quadrate&lt;double&gt;: <text:s text:c="7"/>( 3.56, 0.6 ) <text:s/>( 3.56, 1.6 ) <text:s/>( 3.96, 1.6 ) <text:s/>( 3.96, 0.6 )</text:p>
      <text:p text:style-name="P253">Coords of class Triangle&lt;double&gt;: <text:s text:c="7"/>( -1, 8.1 ) <text:s/>( -3.56, 8.1 ) <text:s/>( -3.56, 1.6 )</text:p>
      <text:p text:style-name="P254">5</text:p>
      <text:p text:style-name="P255"/>
      <text:p text:style-name="P256">Total square: 121</text:p>
      <text:p text:style-name="P257">3</text:p>
      <text:p text:style-name="P258"/>
      <text:p text:style-name="P259"/>
      <text:p text:style-name="P260">enter 1 pair: 954.4 -4.54</text:p>
      <text:p text:style-name="P261"/>
      <text:p text:style-name="P262">enter 2 pair: 55 3.8</text:p>
      <text:p text:style-name="P263"/>
      <text:p text:style-name="P264">enter 3 pair: 0.35<text:s/>1.413</text:p>
      <text:soft-page-break/>
      <text:p text:style-name="P265">4</text:p>
      <text:p text:style-name="P266">Coords of class Rectangle&lt;int&gt;: <text:s/>( 0, 0 ) <text:s/>( 0, 10 ) <text:s/>( 10, 10 ) <text:s/>( 10, 0 )</text:p>
      <text:p text:style-name="P267">Coords of class Quadrate&lt;double&gt;: <text:s text:c="7"/>( 3.56, 0.6 ) <text:s/>( 3.56, 1.6 ) <text:s/>( 3.96, 1.6 ) <text:s/>( 3.96, 0.6 )</text:p>
      <text:p text:style-name="P268">Coords of class Triangle&lt;double&gt;: <text:s text:c="7"/>( 954.4, -4.54 ) <text:s/>( 55, 3.8 )<text:s/><text:s/>( 0.35, 1.413 )</text:p>
      <text:p text:style-name="P269">5</text:p>
      <text:p text:style-name="P270">Total square: 290.5</text:p>
      <text:p text:style-name="P271">0</text:p>
      <text:p text:style-name="P272">Test 2</text:p>
      <text:p text:style-name="P273">'1' <text:s text:c="10"/>- Create rectangle</text:p>
      <text:p text:style-name="P274">'2' <text:s text:c="10"/>- Create square</text:p>
      <text:p text:style-name="P275">'3' <text:s text:c="10"/>- Create triangle</text:p>
      <text:p text:style-name="P276">'4' <text:s text:c="10"/>- Print coords</text:p>
      <text:p text:style-name="P277">'5' <text:s text:c="10"/>- Total Square</text:p>
      <text:p text:style-name="P278">'0' <text:s text:c="10"/>- Exit</text:p>
      <text:p text:style-name="P279">4</text:p>
      <text:p text:style-name="P280">Coords of class Rectangle&lt;int&gt;:<text:s/><text:s/>( 0, 0 ) <text:s/>( 0, 10 ) <text:s/>( 10, 10 ) <text:s/>( 10, 0 )</text:p>
      <text:p text:style-name="P281">Coords of class Quadrate&lt;double&gt;: <text:s text:c="7"/>( 3.56, 0.6 ) <text:s/>( 3.56, 1.6 ) <text:s/>( 3.96, 1.6 ) <text:s/>( 3.96, 0.6 )</text:p>
      <text:p text:style-name="P282">Coords of class Triangle&lt;double&gt;: <text:s text:c="7"/>( -1, 8.1 ) <text:s/>( -3.56, 8.1 ) <text:s/>( -3.56, 1.6 )</text:p>
      <text:p text:style-name="P283">5</text:p>
      <text:p text:style-name="P284">Total square: 121</text:p>
      <text:p text:style-name="P285">3</text:p>
      <text:p text:style-name="P286">enter<text:s/>1 pair: 954.4 -4.54</text:p>
      <text:p text:style-name="P287"><text:span text:style-name="T288">enter<text:s/></text:span><text:span text:style-name="T289">2</text:span><text:span text:style-name="T290"><text:s/>pair: 55 3.8</text:span></text:p>
      <text:p text:style-name="P291">enter 3 pair: 0.35 1.413</text:p>
      <text:p text:style-name="P292">4</text:p>
      <text:p text:style-name="P293">Coords of class Rectangle&lt;int&gt;: <text:s/>( 0, 0 ) <text:s/>( 0, 10 ) <text:s/>( 10, 10 ) <text:s/>( 10, 0 )</text:p>
      <text:p text:style-name="P294">Coords of class Quadrate&lt;double&gt;: <text:s text:c="7"/>( 3.56, 0.6 ) <text:s/>( 3.56, 1.6 ) <text:s/>( 3.96, 1.6 ) <text:s/>( 3.96, 0.6 )</text:p>
      <text:p text:style-name="P295">Coords of class Triangle&lt;double&gt;: <text:s text:c="7"/>( 954.4, -4.54 ) <text:s/>( 55, 3.8 ) <text:s/>( 0.35, 1.413 )</text:p>
      <text:soft-page-break/>
      <text:p text:style-name="P296">5</text:p>
      <text:p text:style-name="P297">Total square: 290.5</text:p>
      <text:p text:style-name="P298"><text:span text:style-name="T299">0</text:span></text:p>
      <text:p text:style-name="P300">Test 3</text:p>
      <text:p text:style-name="P301">'1' <text:s text:c="10"/>- Create rectangle</text:p>
      <text:p text:style-name="P302">'2' <text:s text:c="10"/>- Create square</text:p>
      <text:p text:style-name="P303">'3' <text:s text:c="10"/>- Create triangle</text:p>
      <text:p text:style-name="P304">'4' <text:s text:c="10"/>- Print coords</text:p>
      <text:p text:style-name="P305">'5'<text:s/><text:s text:c="10"/>- Total Square</text:p>
      <text:p text:style-name="P306">'0' <text:s text:c="10"/>- Exit</text:p>
      <text:p text:style-name="P307">4</text:p>
      <text:p text:style-name="P308">Coords of class Rectangle&lt;int&gt;: <text:s/>( 0, 0 ) <text:s/>( 0, 10 ) <text:s/>( 10, 10 ) <text:s/>( 10, 0 )</text:p>
      <text:p text:style-name="P309">Coords of class Quadrate&lt;double&gt;: <text:s text:c="7"/>( 3.56, 0.6 ) <text:s/>( 3.56, 1.6 ) <text:s/>( 3.96, 1.6 ) <text:s/>( 3.96, 0.6 )</text:p>
      <text:p text:style-name="P310">Coords of class Triangle&lt;double&gt;: <text:s text:c="7"/>( -1, 8.1 ) <text:s/>( -3.56, 8.1 ) <text:s/>( -3.56, 1.6 )</text:p>
      <text:p text:style-name="P311">5</text:p>
      <text:p text:style-name="P312">Total square: 121</text:p>
      <text:p text:style-name="P313">1</text:p>
      <text:p text:style-name="P314">enter 1 pair: 64 -54</text:p>
      <text:p text:style-name="P315">enter 2 pair: 55 3</text:p>
      <text:p text:style-name="P316">enter 3 pair: 87 609</text:p>
      <text:p text:style-name="P317">enter 4 pair: 4435 3413</text:p>
      <text:p text:style-name="P318">4</text:p>
      <text:p text:style-name="P319">Coords of class Rectangle&lt;int&gt;: <text:s/>( 64, -54 ) <text:s/>( 55, 3 ) <text:s/>( 87, 609 ) <text:s/>( 4435, 3413 )</text:p>
      <text:p text:style-name="P320">Coords of class Quadrate&lt;double&gt;: <text:s text:c="7"/>( 3.56, 0.6 ) <text:s/>( 3.56, 1.6 ) <text:s/>( 3.96, 1.6 ) <text:s/>( 3.96, 0.6 )</text:p>
      <text:p text:style-name="P321">Coords of class Triangle&lt;double&gt;: <text:s text:c="7"/>( -1, 8.1 ) <text:s/>( -3.56, 8.1 ) <text:s/>( -3.56, 1.6 )</text:p>
      <text:p text:style-name="P322">5</text:p>
      <text:soft-page-break/>
      <text:p text:style-name="P323">Total square: 8.75387e+06</text:p>
      <text:p text:style-name="P324">0</text:p>
      <text:p text:style-name="P325"/>
      <text:p text:style-name="P326"><text:span text:style-name="T327">5.</text:span><text:span text:style-name="T328"><text:s/></text:span><text:span text:style-name="T329">Листинг</text:span><text:span text:style-name="T330"><text:s/></text:span><text:span text:style-name="T331">программы</text:span></text:p>
      <text:p text:style-name="P332"/>
      <text:p text:style-name="P333"/>
      <text:p text:style-name="P334"><text:span text:style-name="T335">main.cpp</text:span></text:p>
      <text:p text:style-name="P336"/>
      <text:p text:style-name="P337">#include &lt;iostream&gt;</text:p>
      <text:p text:style-name="P338"/>
      <text:p text:style-name="P339">#include &lt;tuple&gt;</text:p>
      <text:p text:style-name="P340">#include "rectangle.h"</text:p>
      <text:p text:style-name="P341">#include "quadrate.h"</text:p>
      <text:p text:style-name="P342">#include "triangle.h"</text:p>
      <text:p text:style-name="P343"/>
      <text:p text:style-name="P344"/>
      <text:p text:style-name="P345">void printHelp() {</text:p>
      <text:p text:style-name="P346"/>
      <text:p text:style-name="P347"><text:s text:c="4"/>std::cout &lt;&lt; "'1' <text:s text:c="10"/>- Create rectangle" &lt;&lt; std::endl;</text:p>
      <text:p text:style-name="P348"><text:s text:c="4"/>std::cout &lt;&lt; "'2' <text:s text:c="10"/>- Create square" &lt;&lt;<text:s/>std::endl;</text:p>
      <text:p text:style-name="P349"><text:s text:c="4"/>std::cout &lt;&lt; "'3' <text:s text:c="10"/>- Create triangle" &lt;&lt; std::endl;</text:p>
      <text:p text:style-name="P350"><text:s text:c="4"/>std::cout &lt;&lt; "'4' <text:s text:c="10"/>- Print coords" &lt;&lt; std::endl;</text:p>
      <text:p text:style-name="P351"><text:s text:c="4"/>std::cout &lt;&lt; "'5' <text:s text:c="10"/>- Total Square" &lt;&lt; std::endl;</text:p>
      <text:p text:style-name="P352"><text:s text:c="4"/>std::cout &lt;&lt; "'0' <text:s text:c="10"/>- Exit" &lt;&lt; std::endl;</text:p>
      <text:p text:style-name="P353">}</text:p>
      <text:p text:style-name="P354"/>
      <text:p text:style-name="P355">enum {</text:p>
      <text:p text:style-name="P356"><text:s text:c="4"/>quit,</text:p>
      <text:p text:style-name="P357"><text:s text:c="4"/>add_rectangle,</text:p>
      <text:p text:style-name="P358"><text:s text:c="4"/>add_square,</text:p>
      <text:p text:style-name="P359"><text:s text:c="4"/>add_triangle,</text:p>
      <text:p text:style-name="P360"><text:s text:c="4"/>all_print,</text:p>
      <text:p text:style-name="P361"><text:s text:c="4"/>sum_area</text:p>
      <text:p text:style-name="P362">};</text:p>
      <text:p text:style-name="P363"/>
      <text:p text:style-name="P364"/>
      <text:p text:style-name="P365">template&lt;typename T, uint8_t index&gt;</text:p>
      <text:p text:style-name="P366">typename std::enable_if&lt;index == std::tuple_size&lt;T&gt;::value, void&gt;::type Print(T&amp;) {</text:p>
      <text:p text:style-name="P367"><text:s text:c="4"/>std::cout &lt;&lt;<text:s/>std::endl;</text:p>
      <text:p text:style-name="P368">}</text:p>
      <text:p text:style-name="P369"/>
      <text:p text:style-name="P370">template&lt;typename T, uint8_t index&gt;</text:p>
      <text:p text:style-name="P371">typename std::enable_if&lt;index &lt; std::tuple_size&lt;T&gt;::value, void&gt;::type Print(T&amp; tuple) {</text:p>
      <text:p text:style-name="P372"><text:s text:c="4"/>auto item = std::get&lt;index&gt;(tuple);</text:p>
      <text:p text:style-name="P373"><text:s text:c="4"/>std::cout &lt;&lt; "Coords of " &lt;&lt; typeid(item).name() &lt;&lt; ":\t";</text:p>
      <text:p text:style-name="P374"><text:s text:c="4"/>itemPrint(item);</text:p>
      <text:p text:style-name="P375"><text:s text:c="4"/>Print&lt;T, index + 1&gt;(tuple);</text:p>
      <text:p text:style-name="P376">}</text:p>
      <text:p text:style-name="P377"/>
      <text:p text:style-name="P378">template&lt;typename T&gt;</text:p>
      <text:p text:style-name="P379">typename std::enable_if&lt;(sizeof(T) / sizeof(T::P[0]) &gt; 0), void&gt;::type itemPrint(T&amp; vertex) {</text:p>
      <text:p text:style-name="P380"><text:s text:c="4"/>for (auto v : vertex.P)</text:p>
      <text:p text:style-name="P381"><text:s text:c="8"/>std::cout &lt;&lt; " ( " &lt;&lt; v.coord.first &lt;&lt; ", " &lt;&lt; v.coord.second &lt;&lt; " ) ";</text:p>
      <text:p text:style-name="P382"><text:s text:c="4"/>std::cout &lt;&lt; std::endl;</text:p>
      <text:p text:style-name="P383">}</text:p>
      <text:p text:style-name="P384"/>
      <text:p text:style-name="P385">template &lt;class T, uint8_t index&gt;</text:p>
      <text:p text:style-name="P386">double Square(T&amp; tuple) {</text:p>
      <text:p text:style-name="P387"><text:s text:c="4"/>auto item = std::get&lt;index&gt;(tuple);</text:p>
      <text:p text:style-name="P388"><text:s text:c="4"/>double value = itemSquare(item);</text:p>
      <text:p text:style-name="P389"/>
      <text:p text:style-name="P390"><text:s text:c="4"/>if constexpr ((index + 1) &lt;<text:s/>std::tuple_size&lt;T&gt;::value) {</text:p>
      <text:p text:style-name="P391"><text:s text:c="8"/>return value + Square&lt;T, index + 1&gt;(tuple);</text:p>
      <text:p text:style-name="P392"><text:s text:c="4"/>}</text:p>
      <text:p text:style-name="P393"><text:s text:c="4"/>return value;</text:p>
      <text:p text:style-name="P394">}</text:p>
      <text:p text:style-name="P395"/>
      <text:p text:style-name="P396">template &lt;class T&gt;</text:p>
      <text:p text:style-name="P397">auto itemSquare(T&amp; vertex) {</text:p>
      <text:p text:style-name="P398"><text:s text:c="4"/>auto area = 0;</text:p>
      <text:p text:style-name="P399"><text:s text:c="4"/>for (int i = 0; i &lt; (sizeof(T) / sizeof(T::P[0])) - 1; ++i)</text:p>
      <text:p text:style-name="P400"><text:s text:c="8"/>area +=<text:s/>(vertex.P[i + 1].coord.first - vertex.P[i].coord.first) * (vertex.P[i + 1].coord.second + vertex.P[i].coord.second);</text:p>
      <text:p text:style-name="P401"><text:s text:c="4"/>return std::abs(area) / 2.0;</text:p>
      <text:p text:style-name="P402">}</text:p>
      <text:p text:style-name="P403"/>
      <text:p text:style-name="P404"/>
      <text:p text:style-name="P405">int main() {</text:p>
      <text:p text:style-name="P406"><text:s text:c="4"/>int cmd;</text:p>
      <text:soft-page-break/>
      <text:p text:style-name="P407"><text:s text:c="4"/>double left, right;</text:p>
      <text:p text:style-name="P408"><text:span text:style-name="T409"><text:s text:c="4"/></text:span><text:span text:style-name="T410">unsigned int i;</text:span></text:p>
      <text:p text:style-name="P411"/>
      <text:p text:style-name="P412"><text:span text:style-name="T413"><text:s text:c="4"/></text:span><text:span text:style-name="T414">Rectangle&lt;int&gt; rec;</text:span></text:p>
      <text:p text:style-name="P415"><text:s text:c="4"/>rec.P[0].coord = { 0, 0 };</text:p>
      <text:p text:style-name="P416"><text:s text:c="4"/>rec.P[1].coord = { 0, 10 };</text:p>
      <text:p text:style-name="P417"><text:s text:c="4"/>rec.P[2].coord = { 10, 10 };</text:p>
      <text:p text:style-name="P418"><text:s text:c="4"/>rec.P[3].coord = { 10, 0 };</text:p>
      <text:p text:style-name="P419"><text:s text:c="4"/></text:p>
      <text:p text:style-name="P420"><text:s text:c="4"/>Quadrate&lt;double&gt; qua;</text:p>
      <text:p text:style-name="P421"><text:s text:c="4"/>qua.P[0].coord = { 3.56, 0.6 };</text:p>
      <text:p text:style-name="P422"><text:s text:c="4"/>qua.P[1].coord = { 3.56, 1.6 };</text:p>
      <text:p text:style-name="P423"><text:s text:c="4"/>qua.P[2].coord = {<text:s/>3.96, 1.6 };</text:p>
      <text:p text:style-name="P424"><text:s text:c="4"/>qua.P[3].coord = { 3.96, 0.6 };</text:p>
      <text:p text:style-name="P425"/>
      <text:p text:style-name="P426"><text:s text:c="4"/>Triangle&lt;double&gt; tri;</text:p>
      <text:p text:style-name="P427"><text:s text:c="4"/>tri.P[0].coord = { -1, 8.1 };</text:p>
      <text:p text:style-name="P428"><text:s text:c="4"/>tri.P[1].coord = { -3.56, 8.1 };</text:p>
      <text:p text:style-name="P429"><text:s text:c="4"/>tri.P[2].coord = { -3.56, 1.6 };</text:p>
      <text:p text:style-name="P430"><text:s text:c="4"/>std::tuple&lt;Rectangle&lt;int&gt;, Quadrate&lt;double&gt;, Triangle&lt;double&gt;&gt; basic_set{rec, qua, tri};</text:p>
      <text:p text:style-name="P431"/>
      <text:p text:style-name="P432"><text:s text:c="4"/>while (true) {</text:p>
      <text:p text:style-name="P433"><text:s text:c="8"/>printHelp();</text:p>
      <text:p text:style-name="P434"><text:s text:c="8"/>std::cin &gt;&gt; cmd;</text:p>
      <text:p text:style-name="P435"><text:s text:c="8"/>std::cout &lt;&lt; std::endl;</text:p>
      <text:p text:style-name="P436"><text:s text:c="8"/>switch (cmd) {</text:p>
      <text:p text:style-name="P437"><text:s text:c="8"/>case add_rectangle: {</text:p>
      <text:p text:style-name="P438"><text:s text:c="12"/>Rectangle&lt;int&gt; rec;</text:p>
      <text:p text:style-name="P439"><text:s text:c="12"/>for (i = 0; i &lt; 4; ++i) {</text:p>
      <text:p text:style-name="P440"><text:s text:c="16"/>std::cout &lt;&lt; std::endl &lt;&lt; "enter " &lt;&lt; i + 1 &lt;&lt; " pair: ";</text:p>
      <text:p text:style-name="P441"><text:s text:c="16"/>std::cin &gt;&gt; left &gt;&gt; right;</text:p>
      <text:p text:style-name="P442"><text:s text:c="16"/>rec.P[i].coord = { left, right };</text:p>
      <text:p text:style-name="P443"><text:s text:c="12"/>}</text:p>
      <text:p text:style-name="P444"><text:s text:c="12"/>std::get&lt;0&gt;(basic_set) = rec;</text:p>
      <text:p text:style-name="P445"><text:s text:c="12"/>break;</text:p>
      <text:p text:style-name="P446"><text:s text:c="8"/>}</text:p>
      <text:p text:style-name="P447"><text:s text:c="8"/>case add_square: {</text:p>
      <text:p text:style-name="P448"><text:s text:c="12"/>Quadrate&lt;double&gt; que;</text:p>
      <text:p text:style-name="P449"><text:s text:c="12"/>for (i = 0; i &lt; 4; ++i) {</text:p>
      <text:p text:style-name="P450"><text:s text:c="16"/>std::cout &lt;&lt; std::endl &lt;&lt; "enter " &lt;&lt; i + 1 &lt;&lt; " pair: ";</text:p>
      <text:soft-page-break/>
      <text:p text:style-name="P451"><text:s text:c="16"/>std::cin &gt;&gt; left &gt;&gt; right;</text:p>
      <text:p text:style-name="P452"><text:s text:c="16"/>que.P[i].coord<text:s/>= { left, right };</text:p>
      <text:p text:style-name="P453"><text:s text:c="12"/>}</text:p>
      <text:p text:style-name="P454"><text:s text:c="12"/>std::get&lt;1&gt;(basic_set) = que;</text:p>
      <text:p text:style-name="P455"><text:s text:c="12"/>break;</text:p>
      <text:p text:style-name="P456"><text:s text:c="8"/>}</text:p>
      <text:p text:style-name="P457"><text:s text:c="8"/>case add_triangle: {</text:p>
      <text:p text:style-name="P458"><text:s text:c="12"/>Triangle&lt;double&gt; tri;</text:p>
      <text:p text:style-name="P459"><text:s text:c="12"/>for (i = 0; i &lt; 3; ++i) {</text:p>
      <text:p text:style-name="P460"><text:s text:c="16"/>std::cout &lt;&lt; std::endl &lt;&lt; "enter "<text:s/>&lt;&lt; i + 1 &lt;&lt; " pair: ";</text:p>
      <text:p text:style-name="P461"><text:s text:c="16"/>std::cin &gt;&gt; left &gt;&gt; right;</text:p>
      <text:p text:style-name="P462"><text:s text:c="16"/>tri.P[i].coord = { left, right };</text:p>
      <text:p text:style-name="P463"><text:s text:c="12"/>}</text:p>
      <text:p text:style-name="P464"><text:s text:c="12"/>std::get&lt;2&gt;(basic_set) = tri;</text:p>
      <text:p text:style-name="P465"><text:s text:c="12"/>break;</text:p>
      <text:p text:style-name="P466"><text:s text:c="8"/>}</text:p>
      <text:p text:style-name="P467"><text:s text:c="8"/>case all_print: {</text:p>
      <text:p text:style-name="P468"><text:s text:c="12"/>Print&lt;decltype(basic_set), 0&gt;(basic_set);</text:p>
      <text:p text:style-name="P469"><text:s text:c="12"/>break;</text:p>
      <text:p text:style-name="P470"><text:s text:c="8"/>}</text:p>
      <text:p text:style-name="P471"><text:s text:c="8"/>case sum_area: {</text:p>
      <text:p text:style-name="P472"><text:s text:c="12"/>std::cout &lt;&lt; "Total square: " &lt;&lt; Square&lt;decltype(basic_set), 0&gt;(basic_set) &lt;&lt; std::endl &lt;&lt; std::endl;</text:p>
      <text:p text:style-name="P473"><text:s text:c="12"/>break;</text:p>
      <text:p text:style-name="P474"><text:s text:c="8"/>}</text:p>
      <text:p text:style-name="P475"><text:s text:c="8"/>case quit: {</text:p>
      <text:p text:style-name="P476"><text:s text:c="12"/>return 0;</text:p>
      <text:p text:style-name="P477"><text:s text:c="8"/>}</text:p>
      <text:p text:style-name="P478"><text:s text:c="8"/>default: {</text:p>
      <text:p text:style-name="P479"><text:s text:c="12"/>std::cout &lt;&lt; "Undefined cmd" &lt;&lt; std::endl;</text:p>
      <text:p text:style-name="P480"><text:span text:style-name="T481"><text:s text:c="8"/></text:span><text:span text:style-name="T482">}</text:span></text:p>
      <text:p text:style-name="P483"><text:s text:c="8"/>}</text:p>
      <text:p text:style-name="P484"><text:s text:c="4"/>}</text:p>
      <text:p text:style-name="P485"><text:tab/>return 0;</text:p>
      <text:p text:style-name="P486">}</text:p>
      <table:table table:style-name="Table487">
        <table:table-columns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</table:table>
      <text:h text:style-name="P495" text:outline-level="2"><text:span text:style-name="T496">point.h</text:span></text:h>
      <text:p text:style-name="P497"/>
      <text:p text:style-name="P498">#pragma once</text:p>
      <text:p text:style-name="P499"/>
      <text:soft-page-break/>
      <text:p text:style-name="P500">#include &lt;iostream&gt;</text:p>
      <text:p text:style-name="P501">#include &lt;cmath&gt;</text:p>
      <text:p text:style-name="P502"/>
      <text:p text:style-name="P503"/>
      <text:p text:style-name="P504">template&lt;typename T&gt;</text:p>
      <text:p text:style-name="P505">class Point {</text:p>
      <text:p text:style-name="P506">public:</text:p>
      <text:p text:style-name="P507"><text:tab/>Point();</text:p>
      <text:p text:style-name="P508"><text:tab/>Point(T a, T b);</text:p>
      <text:p text:style-name="P509"><text:tab/>Point(const Point&amp; other);</text:p>
      <text:p text:style-name="P510"><text:tab/>virtual ~Point() {};</text:p>
      <text:p text:style-name="P511"/>
      <text:p text:style-name="P512"><text:tab/>Point&lt;T&gt; operator+ (const Point&lt;T&gt;&amp; a);</text:p>
      <text:p text:style-name="P513"><text:tab/>Point&lt;T&gt; operator- (const Point&lt;T&gt;&amp; a);</text:p>
      <text:p text:style-name="P514"><text:tab/>Point&lt;T&gt; operator* (T&amp;&amp; a);</text:p>
      <text:p text:style-name="P515"><text:tab/>Point&lt;T&gt; operator/ (T&amp;&amp; a);</text:p>
      <text:p text:style-name="P516"/>
      <text:p text:style-name="P517"><text:tab/>void Print(const<text:s/>Point&lt;T&gt;&amp; a);</text:p>
      <text:p text:style-name="P518"><text:tab/>friend std::istream&amp; operator&gt;&gt; (std::istream&amp; in, Point&amp; a);</text:p>
      <text:p text:style-name="P519"/>
      <text:p text:style-name="P520"><text:tab/>std::pair&lt;T, T&gt; coord;</text:p>
      <text:p text:style-name="P521">};</text:p>
      <text:p text:style-name="P522"/>
      <text:p text:style-name="P523">template&lt;class T&gt;</text:p>
      <text:p text:style-name="P524">Point&lt;T&gt;::Point() {}</text:p>
      <text:p text:style-name="P525"/>
      <text:p text:style-name="P526">template&lt;class T&gt;</text:p>
      <text:p text:style-name="P527">Point&lt;T&gt;::Point(T a, T b) : coord{ a, b } {}</text:p>
      <text:p text:style-name="P528"/>
      <text:p text:style-name="P529">template&lt;class T&gt;</text:p>
      <text:p text:style-name="P530">Point&lt;T&gt;::Point(const Point&amp;<text:s/>other) : coord{ other.coord } {}</text:p>
      <text:p text:style-name="P531"/>
      <text:p text:style-name="P532">template&lt;class T&gt;</text:p>
      <text:soft-page-break/>
      <text:p text:style-name="P533">Point&lt;T&gt; Point&lt;T&gt;::operator+ (const Point&lt;T&gt;&amp; a) {</text:p>
      <text:p text:style-name="P534"><text:tab/>this-&gt;coord = { this-&gt;coord.first + a.coord.first, this-&gt;coord.second + a.coord.second };</text:p>
      <text:p text:style-name="P535"><text:tab/>return *this;</text:p>
      <text:p text:style-name="P536">}</text:p>
      <text:p text:style-name="P537"/>
      <text:p text:style-name="P538">template&lt;class T&gt;</text:p>
      <text:p text:style-name="P539">Point&lt;T&gt; Point&lt;T&gt;::operator- (const Point&lt;T&gt;&amp; a) {</text:p>
      <text:p text:style-name="P540"><text:tab/>this-&gt;coord = { this-&gt;coord.first - a.coord.first, this-&gt;coord.second - a.coord.second };</text:p>
      <text:p text:style-name="P541"><text:tab/>return *this;</text:p>
      <text:p text:style-name="P542">}</text:p>
      <text:p text:style-name="P543"/>
      <text:p text:style-name="P544">template&lt;class T&gt;</text:p>
      <text:p text:style-name="P545">Point&lt;T&gt; Point&lt;T&gt;::operator* (T&amp;&amp; a) {</text:p>
      <text:p text:style-name="P546"><text:tab/>this-&gt;coord = { this-&gt;coord.first * a,<text:s/>this-&gt;coord.second * a };</text:p>
      <text:p text:style-name="P547"><text:tab/>return *this;</text:p>
      <text:p text:style-name="P548">}</text:p>
      <text:p text:style-name="P549"/>
      <text:p text:style-name="P550">template&lt;class T&gt;</text:p>
      <text:p text:style-name="P551">Point&lt;T&gt; Point&lt;T&gt;::operator/ (T&amp;&amp; a) {</text:p>
      <text:p text:style-name="P552"><text:tab/>this-&gt;coord = { this-&gt;coord.first / a, this-&gt;coord.second / a };</text:p>
      <text:p text:style-name="P553"><text:tab/>return *this;</text:p>
      <text:p text:style-name="P554">}</text:p>
      <text:p text:style-name="P555"/>
      <text:p text:style-name="P556">template&lt;class T&gt;</text:p>
      <text:p text:style-name="P557">void Point&lt;T&gt;::Print(const Point&lt;T&gt;&amp; a) {</text:p>
      <text:p text:style-name="P558"><text:tab/>std::cout<text:s/>&lt;&lt; "point ( " &lt;&lt; this-&gt;coord.first &lt;&lt; ", " &lt;&lt; this-&gt;coord.second &lt;&lt; " )" &lt;&lt; std::endl;</text:p>
      <text:p text:style-name="P559">}</text:p>
      <text:p text:style-name="P560"/>
      <text:p text:style-name="P561">template&lt;class T&gt;</text:p>
      <text:p text:style-name="P562">std::istream&amp; operator&gt;&gt; (std::istream&amp; in, Point&lt;T&gt;&amp; a) {</text:p>
      <text:p text:style-name="P563"><text:tab/>in &gt;&gt; a.coord.first &gt;&gt; a.coord.second;</text:p>
      <text:soft-page-break/>
      <text:p text:style-name="Textbody"><text:span text:style-name="T564"><text:tab/></text:span><text:span text:style-name="T565">return in;</text:span></text:p>
      <text:p text:style-name="P566">}</text:p>
      <text:h text:style-name="P567" text:outline-level="2"><text:span text:style-name="T568">rectangle.h</text:span></text:h>
      <text:p text:style-name="P569"/>
      <text:p text:style-name="P570">#pragma once</text:p>
      <text:p text:style-name="P571"/>
      <text:p text:style-name="P572">#include "point.h"</text:p>
      <text:p text:style-name="P573"/>
      <text:p text:style-name="P574">template&lt;class T&gt;</text:p>
      <text:p text:style-name="P575">class Rectangle {</text:p>
      <text:p text:style-name="P576">public:</text:p>
      <text:p text:style-name="P577"><text:tab/>Point&lt;T&gt; P[4];</text:p>
      <text:p text:style-name="P578">};</text:p>
      <text:h text:style-name="P579" text:outline-level="2"><text:span text:style-name="T580">triangle.h</text:span></text:h>
      <text:p text:style-name="P581"/>
      <text:p text:style-name="P582">#pragma once</text:p>
      <text:p text:style-name="P583"/>
      <text:p text:style-name="P584">#include "point.h"</text:p>
      <text:p text:style-name="P585"/>
      <text:p text:style-name="P586">template&lt;class T&gt;</text:p>
      <text:p text:style-name="P587">class Triangle {</text:p>
      <text:p text:style-name="P588">public:</text:p>
      <text:p text:style-name="P589"><text:tab/>Point&lt;T&gt; P[3];</text:p>
      <text:p text:style-name="P590">};</text:p>
      <text:p text:style-name="P591"/>
      <text:p text:style-name="Textbody"><text:span text:style-name="T592">quadrate.h</text:span></text:p>
      <text:p text:style-name="P593">#pragma once</text:p>
      <text:p text:style-name="P594"/>
      <text:p text:style-name="P595">#include "point.h"</text:p>
      <text:p text:style-name="P596"/>
      <text:p text:style-name="P597">template&lt;class T&gt;</text:p>
      <text:p text:style-name="P598">class Quadrate {</text:p>
      <text:p text:style-name="P599">public:</text:p>
      <text:soft-page-break/>
      <text:p text:style-name="P600"><text:tab/>Point&lt;T&gt; P[4];</text:p>
      <text:p text:style-name="P601">};</text:p>
      <text:p text:style-name="P602"/>
      <text:p text:style-name="Textbody"><text:span text:style-name="T603">CMakeLists.txt</text:span></text:p>
      <text:p text:style-name="P604"><text:s text:c="2"/></text:p>
      <text:p text:style-name="P605">cmake_minimum_required(VERSION 3.5)</text:p>
      <text:p text:style-name="P606"/>
      <text:p text:style-name="P607">project(lab4)</text:p>
      <text:p text:style-name="P608"/>
      <text:p text:style-name="P609">add_executable(lab4 main.cpp)</text:p>
      <text:p text:style-name="P610"/>
      <text:p text:style-name="P611">set_property(TARGET lab4 PROPERTY CXX_STANDARD 11)</text:p>
      <text:p text:style-name="P612"/>
      <text:p text:style-name="P613">set(CMAKE_CXX_FLAGS "${CMAKE_CXX_FLAGS} -Wall<text:s/>-Wextra -g")</text:p>
      <text:p text:style-name="P614"/>
      <text:p text:style-name="P615"/>
      <text:p text:style-name="P616"/>
      <text:p text:style-name="P617">6.<text:s/>Ссылка на репозиторий</text:p>
      <text:p text:style-name="P618"/>
      <text:p text:style-name="P619"><text:a xlink:href="https://github.com/GitGood2000/oop_exercise_04" office:target-frame-name="_top" xlink:show="replace"><text:span text:style-name="T620">https</text:span><text:span text:style-name="T621">://</text:span><text:span text:style-name="T622">github</text:span><text:span text:style-name="T623">.</text:span><text:span text:style-name="T624">com</text:span><text:span text:style-name="T625">/</text:span></text:a><text:a xlink:href="https://github.com/GitGood2000/oop_exercise_04" office:target-frame-name="_top" xlink:show="replace"><text:span text:style-name="T626">ni</text:span><text:bookmark-start text:name="_Hlt52973958"/><text:bookmark-start text:name="_Hlt52973959"/><text:span text:style-name="T627">k</text:span><text:bookmark-end text:name="_Hlt52973958"/><text:bookmark-end text:name="_Hlt52973959"/><text:span text:style-name="T628">it</text:span><text:span text:style-name="T629">34</text:span></text:a><text:span text:style-name="T630">/</text:span><text:span text:style-name="T631">oop</text:span><text:span text:style-name="T632">_</text:span><text:span text:style-name="T633">exercise</text:span><text:span text:style-name="T634">_04</text:span></text:p>
      <text:p text:style-name="P635"/>
      <text:p text:style-name="P636"/>
      <text:p text:style-name="P637"><text:span text:style-name="T638">7.<text:s/></text:span><text:span text:style-name="T639">Объяснение результатов работы программы</text:span></text:p>
      <text:p text:style-name="P640"/>
      <text:p text:style-name="P641"><text:span text:style-name="T642">1)<text:s/></text:span><text:span text:style-name="T643">Пользователю предоставляется 4 опции: задать фигуру (квадрат, треугольник или треугольник), вывести информацию о фигурах в структуре данных<text:s/></text:span><text:span text:style-name="T644">tuple</text:span><text:span text:style-name="T645"><text:s/>(координаты точек), вывести общую площадь всех фигур.</text:span></text:p>
      <text:p text:style-name="P646"><text:span text:style-name="T647">2) Перед занесением фигур в кортах каждая фигура проверя</text:span><text:span text:style-name="T648">ется. У квадрата проверяется перпендикулярность и равенство сторон, у треугольника — сумма двух сторон не может быть больше третий стороны. После чего указатель на созданную фигуру заносится в кортеж<text:s/></text:span><text:span text:style-name="T649">tuple</text:span><text:span text:style-name="T650">.</text:span></text:p>
      <text:p text:style-name="P651"><text:span text:style-name="T652">3) Вывод информации о всех фигурах прои</text:span><text:span text:style-name="T653">зводится с помощью цикла. Поочередно перебираются все элементы<text:s/></text:span><text:span text:style-name="T654">tuple</text:span><text:span text:style-name="T655">, и с помощью метода Print() выводятся координаты каждой фигуры.</text:span></text:p>
      <text:p text:style-name="P656"><text:span text:style-name="T657">4) Общая площадь фигур находится посредством суммирования результата работы метода<text:s/></text:span><text:span text:style-name="T658">Square</text:span><text:span text:style-name="T659">() для всех фигур вектора.</text:span></text:p>
      <text:soft-page-break/>
      <text:p text:style-name="P660"><text:span text:style-name="T661">5) Если</text:span><text:span text:style-name="T662"><text:s/>пользователь вводит «0», то считывание завершается, а все фигуры удаляются из памяти.</text:span></text:p>
      <text:p text:style-name="P663">8.<text:s/>Вывод</text:p>
      <text:p text:style-name="P664"><text:s text:c="2"/><text:tab/><text:s/><text:tab/></text:p>
      <text:p text:style-name="P665"><text:span text:style-name="T666">В ходе работы были приобретены навыки работы с шаблонами и кортежами в<text:s/></text:span><text:span text:style-name="T667">C</text:span><text:span text:style-name="T668">++.</text:span><text:span text:style-name="T669"><text:s/></text:span><text:span text:style-name="T670">Написана программа, производящая операции с помощью шаблонов и работающая с корте</text:span><text:span text:style-name="T671">жами. Создал базовый класс и 3 производных от него класса, которые посредством override методов переопределяли виртуальные методы базового класса.</text:span></text:p>
      <text:p text:style-name="P672"/>
      <text:p text:style-name="P673"/>
      <text:p text:style-name="P674"/>
      <text:p text:style-name="P675"/>
      <text:p text:style-name="P676"/>
      <text:p text:style-name="P677"/>
      <text:p text:style-name="P678">9.<text:s/>Список литературы <text:s text:c="2"/></text:p>
      <text:p text:style-name="P679"><text:span text:style-name="T680">1. Перегрузка операторов С++ [Электронный ресурс]. <text:s/></text:span><text:span text:style-name="T681">URL:</text:span><text:a xlink:href="https://ravesli.com/urok-45-pobitovye-operatory/" office:target-frame-name="_top" xlink:show="replace"><text:span text:style-name="T682"><text:s/></text:span></text:a><text:a xlink:href="https://metanit.com/cpp/tutorial/5.14.php" office:target-frame-name="_top" xlink:show="replace"><text:span text:style-name="T683">https://metanit.com/cpp/tutorial/5.14.php</text:span></text:a></text:p>
      <text:p text:style-name="P684">(дата обращения: 29.09.2020).</text:p>
      <text:p text:style-name="P685"/>
      <text:p text:style-name="P686">2. Битовые операции С++ [Электронный ресурс]. URL:</text:p>
      <text:p text:style-name="P687"><text:a xlink:href="http://www.c-cpp.ru/books/bitovye-operatory" office:target-frame-name="_top" xlink:show="replace"><text:span text:style-name="T688">http://www.c-cpp.ru/books/bitovye-operatory</text:span></text:a></text:p>
      <text:p text:style-name="P689"><text:span text:style-name="T690">(дата обращения: 29.09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ермяков</dc:creator>
    <meta:creation-date>2020-10-07T11:31:00Z</meta:creation-date>
    <dc:date>2020-10-13T16:59:00Z</dc:date>
    <meta:template xlink:href="Normal.dotm" xlink:type="simple"/>
    <meta:editing-cycles>10</meta:editing-cycles>
    <meta:editing-duration>PT8100S</meta:editing-duration>
    <meta:document-statistic meta:page-count="16" meta:paragraph-count="27" meta:word-count="2033" meta:character-count="13595" meta:row-count="96" meta:non-whitespace-character-count="11589"/>
  </office:meta>
</office:document-meta>
</file>